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55cm" fo:min-width="1.9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4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1.85cm" fo:min-width="1.8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7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1.816cm" fo:min-width="1.766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516cm" fo:min-width="1.866cm" fo:padding-top="0.142cm" fo:padding-bottom="0.142cm" fo:padding-left="0.267cm" fo:padding-right="0.267cm"/>
    </style:style>
    <style:style style:name="gr11" style:family="graphic" style:parent-style-name="objectwithoutfill">
      <style:graphic-properties svg:stroke-color="#ff3333" draw:fill="none" draw:textarea-vertical-align="middle"/>
    </style:style>
    <style:style style:name="gr1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ff3333"/>
    </style:style>
    <style:style style:name="P7" style:family="paragraph">
      <style:text-properties fo:color="#ff3333"/>
    </style:style>
    <style:style style:name="P8" style:family="paragraph">
      <loext:graphic-properties draw:fill="none" draw:fill-color="#ffffff"/>
      <style:text-properties fo:color="#ff33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3333"/>
    </style:style>
    <style:style style:name="T3" style:family="text">
      <style:text-properties fo:color="#ff33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4cm" svg:height="3.8cm" svg:x="2cm" svg:y="2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772cm" svg:height="0.962cm" svg:x="2.4cm" svg:y="1.738cm">
          <draw:text-box>
            <text:p>TCB</text:p>
          </draw:text-box>
        </draw:frame>
        <draw:frame draw:style-name="gr3" draw:text-style-name="P4" draw:layer="layout" svg:width="1.332cm" svg:height="0.806cm" svg:x="2.568cm" svg:y="2.894cm">
          <draw:text-box>
            <text:p text:style-name="P3"><text:span text:style-name="T1">PID</text:span></text:p>
          </draw:text-box>
        </draw:frame>
        <draw:frame draw:style-name="gr2" draw:text-style-name="P4" draw:layer="layout" svg:width="1.747cm" svg:height="0.806cm" svg:x="2.4cm" svg:y="3.8cm">
          <draw:text-box>
            <text:p text:style-name="P3"><text:span text:style-name="T1">Stack</text:span></text:p>
          </draw:text-box>
        </draw:frame>
        <draw:line draw:style-name="gr4" draw:text-style-name="P5" draw:layer="layout" svg:x1="2cm" svg:y1="3.7cm" svg:x2="4.4cm" svg:y2="3.7cm">
          <text:p/>
        </draw:line>
        <draw:line draw:style-name="gr4" draw:text-style-name="P5" draw:layer="layout" svg:x1="2cm" svg:y1="4.6cm" svg:x2="4.4cm" svg:y2="4.6cm">
          <text:p/>
        </draw:line>
        <draw:line draw:style-name="gr4" draw:text-style-name="P5" draw:layer="layout" svg:x1="2cm" svg:y1="5.3cm" svg:x2="4.4cm" svg:y2="5.3cm">
          <text:p/>
        </draw:line>
        <draw:line draw:style-name="gr4" draw:text-style-name="P5" draw:layer="layout" svg:x1="2cm" svg:y1="5.9cm" svg:x2="4.4cm" svg:y2="5.9cm">
          <text:p/>
        </draw:line>
        <draw:custom-shape draw:style-name="gr5" draw:text-style-name="P5" draw:layer="layout" svg:width="2.3cm" svg:height="2.1cm" svg:x="6.1cm" svg:y="2.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013cm" svg:height="0.962cm" svg:x="6.287cm" svg:y="2.838cm">
          <draw:text-box>
            <text:p>Code</text:p>
          </draw:text-box>
        </draw:frame>
        <draw:custom-shape draw:style-name="gr7" draw:text-style-name="P5" draw:layer="layout" svg:width="2.3cm" svg:height="2.1cm" svg:x="9.6cm" svg:y="2.6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213cm" svg:height="1.673cm" svg:x="9.687cm" svg:y="2.827cm">
          <draw:text-box>
            <text:p>Daten</text:p>
          </draw:text-box>
        </draw:frame>
        <draw:custom-shape draw:style-name="gr7" draw:text-style-name="P5" draw:layer="layout" svg:width="2.3cm" svg:height="2.1cm" svg:x="13.1cm" svg:y="2.6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213cm" svg:height="1.673cm" svg:x="13.181cm" svg:y="2.838cm">
          <draw:text-box>
            <text:p>Stack</text:p>
          </draw:text-box>
        </draw:frame>
        <draw:line draw:style-name="gr4" draw:text-style-name="P5" draw:layer="layout" svg:x1="4.4cm" svg:y1="5cm" svg:x2="6.6cm" svg:y2="5cm">
          <text:p/>
        </draw:line>
        <draw:line draw:style-name="gr4" draw:text-style-name="P5" draw:layer="layout" svg:x1="4.4cm" svg:y1="5.6cm" svg:x2="10.8cm" svg:y2="5.6cm">
          <text:p/>
        </draw:line>
        <draw:line draw:style-name="gr4" draw:text-style-name="P5" draw:layer="layout" svg:x1="4.4cm" svg:y1="6.1cm" svg:x2="14.7cm" svg:y2="6.1cm">
          <text:p/>
        </draw:line>
        <draw:line draw:style-name="gr9" draw:text-style-name="P5" draw:layer="layout" svg:x1="6.6cm" svg:y1="5cm" svg:x2="6.6cm" svg:y2="4.5cm">
          <text:p/>
        </draw:line>
        <draw:line draw:style-name="gr9" draw:text-style-name="P5" draw:layer="layout" svg:x1="10.8cm" svg:y1="5.6cm" svg:x2="10.8cm" svg:y2="4.5cm">
          <text:p/>
        </draw:line>
        <draw:line draw:style-name="gr9" draw:text-style-name="P5" draw:layer="layout" svg:x1="14.7cm" svg:y1="6.1cm" svg:x2="14.7cm" svg:y2="4.6cm">
          <text:p/>
        </draw:line>
        <draw:custom-shape draw:style-name="gr10" draw:text-style-name="P1" draw:layer="layout" svg:width="2.4cm" svg:height="3.8cm" svg:x="1.9cm" svg:y="8.46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772cm" svg:height="0.962cm" svg:x="2.3cm" svg:y="7.6cm">
          <draw:text-box>
            <text:p>TCB</text:p>
          </draw:text-box>
        </draw:frame>
        <draw:frame draw:style-name="gr3" draw:text-style-name="P4" draw:layer="layout" svg:width="1.332cm" svg:height="0.806cm" svg:x="2.468cm" svg:y="8.756cm">
          <draw:text-box>
            <text:p text:style-name="P3"><text:span text:style-name="T1">PID</text:span></text:p>
          </draw:text-box>
        </draw:frame>
        <draw:frame draw:style-name="gr2" draw:text-style-name="P4" draw:layer="layout" svg:width="1.747cm" svg:height="0.806cm" svg:x="2.3cm" svg:y="9.662cm">
          <draw:text-box>
            <text:p text:style-name="P3"><text:span text:style-name="T1">Stack</text:span></text:p>
          </draw:text-box>
        </draw:frame>
        <draw:line draw:style-name="gr4" draw:text-style-name="P5" draw:layer="layout" svg:x1="1.9cm" svg:y1="9.562cm" svg:x2="4.3cm" svg:y2="9.562cm">
          <text:p/>
        </draw:line>
        <draw:line draw:style-name="gr4" draw:text-style-name="P5" draw:layer="layout" svg:x1="1.9cm" svg:y1="10.462cm" svg:x2="4.3cm" svg:y2="10.462cm">
          <text:p/>
        </draw:line>
        <draw:line draw:style-name="gr4" draw:text-style-name="P5" draw:layer="layout" svg:x1="1.9cm" svg:y1="11.162cm" svg:x2="4.3cm" svg:y2="11.162cm">
          <text:p/>
        </draw:line>
        <draw:line draw:style-name="gr4" draw:text-style-name="P5" draw:layer="layout" svg:x1="1.9cm" svg:y1="11.762cm" svg:x2="4.3cm" svg:y2="11.762cm">
          <text:p/>
        </draw:line>
        <draw:custom-shape draw:style-name="gr7" draw:text-style-name="P5" draw:layer="layout" svg:width="2.3cm" svg:height="2.1cm" svg:x="6cm" svg:y="8.46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013cm" svg:height="0.962cm" svg:x="6.187cm" svg:y="8.7cm">
          <draw:text-box>
            <text:p>Code</text:p>
          </draw:text-box>
        </draw:frame>
        <draw:custom-shape draw:style-name="gr7" draw:text-style-name="P5" draw:layer="layout" svg:width="2.3cm" svg:height="2.1cm" svg:x="9.5cm" svg:y="8.462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213cm" svg:height="1.673cm" svg:x="9.587cm" svg:y="8.689cm">
          <draw:text-box>
            <text:p>Daten</text:p>
          </draw:text-box>
        </draw:frame>
        <draw:custom-shape draw:style-name="gr7" draw:text-style-name="P5" draw:layer="layout" svg:width="2.3cm" svg:height="2.1cm" svg:x="13cm" svg:y="8.462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213cm" svg:height="1.673cm" svg:x="13.081cm" svg:y="8.7cm">
          <draw:text-box>
            <text:p>Stack</text:p>
          </draw:text-box>
        </draw:frame>
        <draw:line draw:style-name="gr4" draw:text-style-name="P5" draw:layer="layout" svg:x1="4.3cm" svg:y1="10.862cm" svg:x2="6.5cm" svg:y2="10.862cm">
          <text:p/>
        </draw:line>
        <draw:line draw:style-name="gr4" draw:text-style-name="P5" draw:layer="layout" svg:x1="4.3cm" svg:y1="11.462cm" svg:x2="10.7cm" svg:y2="11.462cm">
          <text:p/>
        </draw:line>
        <draw:line draw:style-name="gr4" draw:text-style-name="P5" draw:layer="layout" svg:x1="4.3cm" svg:y1="11.962cm" svg:x2="14.6cm" svg:y2="11.962cm">
          <text:p/>
        </draw:line>
        <draw:line draw:style-name="gr9" draw:text-style-name="P5" draw:layer="layout" svg:x1="6.5cm" svg:y1="10.862cm" svg:x2="6.5cm" svg:y2="10.362cm">
          <text:p/>
        </draw:line>
        <draw:line draw:style-name="gr9" draw:text-style-name="P5" draw:layer="layout" svg:x1="10.7cm" svg:y1="11.462cm" svg:x2="10.7cm" svg:y2="10.362cm">
          <text:p/>
        </draw:line>
        <draw:line draw:style-name="gr9" draw:text-style-name="P5" draw:layer="layout" svg:x1="14.6cm" svg:y1="11.962cm" svg:x2="14.6cm" svg:y2="10.462cm">
          <text:p/>
        </draw:line>
        <draw:path draw:style-name="gr11" draw:text-style-name="P5" draw:layer="layout" svg:width="2.159cm" svg:height="0.899cm" draw:transform="skewX (0.614879495477602) rotate (-1.9079939382802) translate (2.2548500105712cm 6.99045818182437cm)" svg:viewBox="0 0 2160 900" svg:d="M0 890c387 37 767-39 1143-86 327-41 665-118 890-290l127-233-26-236-10-45">
          <text:p/>
        </draw:path>
        <draw:line draw:style-name="gr12" draw:text-style-name="P5" draw:layer="layout" svg:x1="1.5cm" svg:y1="9cm" svg:x2="1.8cm" svg:y2="9.2cm">
          <text:p/>
        </draw:line>
        <draw:frame draw:style-name="gr13" draw:text-style-name="P6" draw:layer="layout" svg:width="2.6cm" svg:height="0.962cm" svg:x="1.4cm" svg:y="6.7cm">
          <draw:text-box>
            <text:p><text:span text:style-name="T2">fork</text:span></text:p>
          </draw:text-box>
        </draw:frame>
        <draw:line draw:style-name="gr14" draw:text-style-name="P5" draw:layer="layout" svg:x1="15.3cm" svg:y1="7cm" svg:x2="13.9cm" svg:y2="8cm">
          <text:p/>
        </draw:line>
        <draw:frame draw:style-name="gr15" draw:text-style-name="P6" draw:layer="layout" svg:width="4.9cm" svg:height="1.673cm" svg:x="15.3cm" svg:y="6.027cm">
          <draw:text-box>
            <text:p text:style-name="P7"><text:span text:style-name="T2">neuer</text:span></text:p>
            <text:p text:style-name="P7"><text:span text:style-name="T2">Rechenprozess</text:span></text:p>
          </draw:text-box>
        </draw:frame>
        <draw:frame draw:style-name="gr2" draw:text-style-name="P8" draw:layer="layout" svg:width="2.441cm" svg:height="0.962cm" svg:x="15.859cm" svg:y="3.038cm">
          <draw:text-box>
            <text:p><text:span text:style-name="T3">PID 53</text:span></text:p>
          </draw:text-box>
        </draw:frame>
        <draw:frame draw:style-name="gr2" draw:text-style-name="P8" draw:layer="layout" svg:width="2.441cm" svg:height="0.962cm" svg:x="15.8cm" svg:y="9.038cm">
          <draw:text-box>
            <text:p><text:span text:style-name="T3">PID 5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ts-i011</meta:initial-creator>
    <meta:creation-date>2019-01-19T21:25:05.876732620</meta:creation-date>
    <dc:date>2019-01-19T21:32:40.692148051</dc:date>
    <dc:creator>its-i011</dc:creator>
    <meta:editing-duration>PT7M35S</meta:editing-duration>
    <meta:editing-cycles>1</meta:editing-cycles>
    <meta:document-statistic meta:object-count="47"/>
    <meta:generator>LibreOffice/5.1.6.2$Linux_X86_64 LibreOffice_project/10m0$Build-2</meta:generator>
  </office:meta>
</office:document-meta>
</file>